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0d4" officeooo:paragraph-rsid="000fd0d4"/>
    </style:style>
    <style:style style:name="P2" style:family="paragraph" style:parent-style-name="Standard">
      <style:text-properties officeooo:rsid="0010f74f" officeooo:paragraph-rsid="0010f7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eld 1 : FOWDAR ANANDLALL. v BOARD OF ASSESSMENT &amp; ANOR</text:p>
      <text:p text:style-name="P1">Field 2 : 2023 SCJ 324</text:p>
      <text:p text:style-name="P1">Field 3 : THE SUPREME COURT OF MAURITIUS</text:p>
      <text:p text:style-name="P1">Field 4 : R. Teelock,J. Moutou-Leckning</text:p>
      <text:p text:style-name="P2"/>
      <text:p text:style-name="P1">FOWDAR ANANDLALL. v BOARD OF ASSESSMENT &amp; ANOR</text:p>
      <text:p text:style-name="P1">2023 SCJ 324</text:p>
      <text:p text:style-name="P1">Record No. 117240</text:p>
      <text:p text:style-name="P1">THE SUPREME COURT OF MAURITIUS</text:p>
      <text:p text:style-name="P1">In the matter of:</text:p>
      <text:p text:style-name="P1">FOWDAR Anandlall</text:p>
      <text:p text:style-name="P1">Appellant</text:p>
      <text:p text:style-name="P1">v.</text:p>
      <text:p text:style-name="P1">1. Board of Assessment</text:p>
      <text:p text:style-name="P1">2. Ministry of Housing and Lands</text:p>
      <text:p text:style-name="P1">Respondents</text:p>
      <text:p text:style-name="P1">------</text:p>
      <text:p text:style-name="P1">JUDGMENT</text:p>
      <text:p text:style-name="P1">1.</text:p>
      <text:p text:style-name="P1">This is an appeal from the Award of the first respondent, the Board of Assessment</text:p>
      <text:p text:style-name="P1">(“BOA”) on the quantum of compensation following the compulsory acquisition of the appellant’s</text:p>
      <text:p text:style-name="P1">property (6000.82 square metres) under the Land Acquisition Act (“the Act”) situated at Petit</text:p>
      <text:p text:style-name="P1">Camp, Phoenix. The acquisition was for the purposes of the construction of the Terre Rouge-</text:p>
      <text:p text:style-name="P1">Verdun-Trianon Link Road.</text:p>
      <text:p text:style-name="P1">2.</text:p>
      <text:p text:style-name="P1">The property of the appellant is described as Serial Number 15 (“SN 15”) and the relevant</text:p>
      <text:p text:style-name="P1">date of acquisition is the first publication of the section 8 notice under the Act: 29 th January 2011.</text:p>
      <text:p text:style-name="P1">Mrs Khedun-Sewoogobind, the valuer for the second respondent (“the Ministry”) valued the land</text:p>
      <text:p text:style-name="P1">at Rs. 2.5 million per arpent. Mr. Saddul, the valuer for the appellant gave an opposing value of</text:p>
      <text:p text:style-name="P1">Rs. 6.5 million per arpent. The BOA awarded compensation based on the value of Rs. 2.5</text:p>
      <text:p text:style-name="P1">million per arpent.</text:p>
      <text:p text:style-name="P1">3.</text:p>
      <text:p text:style-name="P1">The appellant has raised 9 grounds of appeal but has not offered submissions for ground</text:p>
      <text:p text:style-name="P1">9 in the skeleton arguments.</text:p>
      <text:p text:style-name="P1">There is a preliminary objection from the Ministry regarding2</text:p>
      <text:p text:style-name="P1">grounds 1 and 9.</text:p>
      <text:p text:style-name="P1">It is submitted that ground 1 is vague, couched in uncertain terms and</text:p>
      <text:p text:style-name="P1">challenges the decision of the BOA in general terms so as not to amount to a proper ground of</text:p>
      <text:p text:style-name="P1">appeal. With respect to the ground 9, learned counsel for the Ministry submits that it should be</text:p>
      <text:p text:style-name="P1">set aside in as much as it challenges the legality of section 18(6) of the Act which falls outside</text:p>
      <text:p text:style-name="P1">the jurisdiction of this court.</text:p>
      <text:p text:style-name="P1">Preliminary objection</text:p>
      <text:p text:style-name="P1">4.</text:p>
      <text:p text:style-name="P1">Learned counsel for the Ministry submitted that ground 1 is similar to a ground of appeal</text:p>
      <text:p text:style-name="P1">raised in the case of Gokool R &amp; Anor v Board of Assessment &amp; Anor [2018 SCJ 241] in</text:p>
      <text:p text:style-name="P1">which the court held that the ground was a preamble to the appeal and did not constitute a</text:p>
      <text:p text:style-name="P1">proper ground of appeal.</text:p>
      <text:p text:style-name="P1">5.</text:p>
      <text:p text:style-name="P1">This ground states that the value given by the Ministry’s expert was “wrong in law, unjust</text:p>
      <text:p text:style-name="P1">and unreasonable” and it lacked reliability and objectivity. The ground does not state why it is</text:p>
      <text:p text:style-name="P1">unjust and unreasonable or was unreliable and not objective. What we can extract from this</text:p>
      <text:p text:style-name="P1">ground is that the appellant takes issue with the fact that compensation is taking place seven</text:p>
      <text:p text:style-name="P1"><text:soft-page-break/>years after the compulsory acquisition. It is also contended by the appellant in this ground that</text:p>
      <text:p text:style-name="P1">the compensation will fail to provide the appellant with sufficient financial recompense to be able</text:p>
      <text:p text:style-name="P1">to purchase a comparable plot with similar advantages after seven years. We observe that this</text:p>
      <text:p text:style-name="P1">ground was incorrectly sought to be perfected in the skeleton arguments wherein the required</text:p>
      <text:p text:style-name="P1">issues were addressed in detail. We agree that this is not a proper ground of appeal and it</text:p>
      <text:p text:style-name="P1">therefore is not considered and is dismissed.</text:p>
      <text:p text:style-name="P1">6.</text:p>
      <text:p text:style-name="P1">As no submissions have been offered under ground 9 in the skeleton arguments, it is not</text:p>
      <text:p text:style-name="P1">considered and is dismissed.</text:p>
      <text:p text:style-name="P1">7.</text:p>
      <text:p text:style-name="P1">Before considering the remaining grounds of appeal, we need to comment on the manner</text:p>
      <text:p text:style-name="P1">in which they were drafted. We agree with the description given by Hamuth J and Madhub J in</text:p>
      <text:p text:style-name="P1">the case of Boodhoo B. (Ww) v Board of Assessment &amp; Anor [2018 SCJ 254] that the</text:p>
      <text:p text:style-name="P1">grounds in that appeal which are similarly worded to the present appeal “are a mix-up of the</text:p>
      <text:p text:style-name="P1">actual ground with the essence of the argument in purported support thereof”. The judges had to</text:p>
      <text:p text:style-name="P1">find their way through the real complaints in that case as we do in the present matter.</text:p>
      <text:p text:style-name="P1">Grounds 2 and 33</text:p>
      <text:p text:style-name="P1">8.</text:p>
      <text:p text:style-name="P1">We find it appropriate to deal with grounds 2 and 3 together as they both are dependent</text:p>
      <text:p text:style-name="P1">on another compulsory acquisition where the quantum of compensation was based on</text:p>
      <text:p text:style-name="P1">Rs. 2,500,000 per arpent given by another BOA to Mrs Boodhoo 1 . This it would seem</text:p>
      <text:p text:style-name="P1">2</text:p>
      <text:p text:style-name="P1">to be a</text:p>
      <text:p text:style-name="P1">figure which had been offered by other valuers before other Boards of Assessment.</text:p>
      <text:p text:style-name="P1">9.</text:p>
      <text:p text:style-name="P1">In the appeal case of Boodhoo, the court found that the evidence on record was</text:p>
      <text:p text:style-name="P1">insufficient to assess the market value of the subject property and therefore an appropriate</text:p>
      <text:p text:style-name="P1">compensation could not be determined by it.</text:p>
      <text:p text:style-name="P1">The court decided to remit the matter to the</text:p>
      <text:p text:style-name="P1">Ministry for a new board of assessment to be appointed.</text:p>
      <text:p text:style-name="P1">10.</text:p>
      <text:p text:style-name="P1">Before us, the appellant contends that the BOA should have taken judicial notice that the</text:p>
      <text:p text:style-name="P1">award of Mrs Boodhoo had been quashed as the judgment was delivered three weeks before the</text:p>
      <text:p text:style-name="P1">present award was made.</text:p>
      <text:p text:style-name="P1">11.</text:p>
      <text:p text:style-name="P1">Even though the judgment of Boodhoo was delivered prior to the date of the award</text:p>
      <text:p text:style-name="P1">which is the subject matter of the present appeal, it is important that the issue raised in ground 3</text:p>
      <text:p text:style-name="P1">we are considering, was not canvassed and submitted upon before the BOA. It is therefore</text:p>
      <text:p text:style-name="P1">improper for it to be raised and considered now upon appeal. We do not find it appropriate to</text:p>
      <text:p text:style-name="P1">consider the judgment of Boodhoo and the award of its relevant board of assessment. In</text:p>
      <text:p text:style-name="P1">addition, the absence of the record and therefore the evidence before both the relevant court and</text:p>
      <text:p text:style-name="P1">board of assessment, any consideration by this court would be skewed. It would also potentially</text:p>
      <text:p text:style-name="P1">lead this bench considering the same material which has already been subject of a</text:p>
      <text:p text:style-name="P1">pronouncement of the Supreme Court.</text:p>
      <text:p text:style-name="P1">12.</text:p>
      <text:p text:style-name="P1">Furthermore, even if this exercise is carried out from the material available, we find that</text:p>
      <text:p text:style-name="P1">we can distinguish Boodhoo as Mrs Khedun-Sewoogobind apparently did not justify the change</text:p>
      <text:p text:style-name="P1">from an initial valuation of Rs 600,000 per arpent to the figure of Rs. 2.5 million. In the present</text:p>
      <text:p text:style-name="P1">BOA, Mrs Khedun-Sewoogobind did provide an explanation and comparable sales evidence.</text:p>
      <text:p text:style-name="P1">From the judgment of Boodhoo, there is also no evidence that the offer at the rate of</text:p>
      <text:p text:style-name="P1">Rs. 2,500,000 per arpent was accepted 3 .</text:p>
      <text:p text:style-name="P1">13.</text:p>
      <text:p text:style-name="P1"><text:soft-page-break/>1</text:p>
      <text:p text:style-name="P1">These two grounds of appeal are therefore not of substance and are dismissed.</text:p>
      <text:p text:style-name="P1">In the case of Boodhoo B. (Ww) v Board of Assessment &amp; Anor [2018 SCJ 254]</text:p>
      <text:p text:style-name="P1">According to the wording of ground 2, 2 nd paragraph</text:p>
      <text:p text:style-name="P1">3</text:p>
      <text:p text:style-name="P1">See page 8 of Boodhoo</text:p>
      <text:p text:style-name="P1">24</text:p>
      <text:p text:style-name="P1">Ground 4</text:p>
      <text:p text:style-name="P1">14.</text:p>
      <text:p text:style-name="P1">stages.</text:p>
      <text:p text:style-name="P1">For reasons which will become apparent, this ground needs to be considered in two</text:p>
      <text:p text:style-name="P1">For the first stage, this ground relates to evidence of sales which have occurred</text:p>
      <text:p text:style-name="P1">subsequent to the date of the compulsory acquisition and whether these can be used as a basis</text:p>
      <text:p text:style-name="P1">of comparison in reaching the market value of the subject property.</text:p>
      <text:p text:style-name="P1">15.</text:p>
      <text:p text:style-name="P1">In a nutshell, the appellant submits that sales which occur after the compulsory</text:p>
      <text:p text:style-name="P1">acquisition can and should be taken into consideration by a board of assessment and relies on</text:p>
      <text:p text:style-name="P1">the judgment of Melwood Units Property Ltd v Commissioner of Main Roads 1970 1 All ER</text:p>
      <text:p text:style-name="P1">161 to support this.</text:p>
      <text:p text:style-name="P1">16.</text:p>
      <text:p text:style-name="P1">Learned counsel for the second respondent (the Ministry) submits otherwise and relies on</text:p>
      <text:p text:style-name="P1">the wording of the sections of law in the Act as well as the judgment of Société Blue Diamond v</text:p>
      <text:p text:style-name="P1">Registrar General [2014 SCJ 64]. She also makes the point that the decision of Melwood pre-</text:p>
      <text:p text:style-name="P1">dates the Act.</text:p>
      <text:p text:style-name="P1">17.</text:p>
      <text:p text:style-name="P1">We have scrutinised the relevant sections which learned counsel for the Ministry has set</text:p>
      <text:p text:style-name="P1">out in her skeleton arguments. It is noteworthy that the Act states at what date the value of the</text:p>
      <text:p text:style-name="P1">property being compulsorily purchased has to be assessed, it does not specifically prevent any</text:p>
      <text:p text:style-name="P1">reliance on post-dated sales in reaching the amount for the compensation.</text:p>
      <text:p text:style-name="P1">18.</text:p>
      <text:p text:style-name="P1">Section 8(2)(d) of the Act which has been pinpointed by learned counsel for the Ministry,</text:p>
      <text:p text:style-name="P1">provides for the interested person to give the authorised officer within 14 days of the second</text:p>
      <text:p text:style-name="P1">publication of the notice in the Gazette, a written declaration of the nature of his interest in the</text:p>
      <text:p text:style-name="P1">land and of the amount and details of his claim for compensation.</text:p>
      <text:p text:style-name="P1">19.</text:p>
      <text:p text:style-name="P1">We have perused the documents of this appeal and have been unable to find either the</text:p>
      <text:p text:style-name="P1">second publication of the notice under section 8 or the date that this was done.</text:p>
      <text:p text:style-name="P1">20.</text:p>
      <text:p text:style-name="P1">What we have found is a letter from the Ministry to the appellant dated the 1 st of</text:p>
      <text:p text:style-name="P1">December 2011 in which an offer for compensation is made. The appellant replies to the offer by</text:p>
      <text:p text:style-name="P1">way of two letters dated the 12 th and the 21 st of December 2011. In both letters, he rejects the</text:p>
      <text:p text:style-name="P1">amount offered in compensation and claims the amount between Rs.19,325,774 to</text:p>
      <text:p text:style-name="P1">Rs. 29,817,018 in totality.5</text:p>
      <text:p text:style-name="P1">21.</text:p>
      <text:p text:style-name="P1">The date of the second publication of the notice in the present matter is 29 January 2011</text:p>
      <text:p text:style-name="P1">and the claim for compensation is made under section 14 of the Act. It was made in writing 4 by</text:p>
      <text:p text:style-name="P1">way of two letters dated the 12 th and 21 st of December 2011. Section 19(5) states that the claim</text:p>
      <text:p text:style-name="P1">for compensation should specify the amount to be paid and that no award shall be made which is</text:p>
      <text:p text:style-name="P1">in excess of the amount claimed. We fail to see how this section excludes the consideration of</text:p>
      <text:p text:style-name="P1">the sale which occurred on the 15 th of February 2011 in assessing the value to be ascribed to the</text:p>
      <text:p text:style-name="P1">subject property.</text:p>
      <text:p text:style-name="P1">22.</text:p>
      <text:p text:style-name="P1"><text:soft-page-break/>We find that there is not necessarily a contradiction in considering post acquisition sales</text:p>
      <text:p text:style-name="P1">to comply with section 19(3) as reproduced hereunder:</text:p>
      <text:p text:style-name="P1">The value of any interest in the land shall be the amount which that interest, if sold</text:p>
      <text:p text:style-name="P1">on the open market by a willing seller, might be expected to realise at the date of</text:p>
      <text:p text:style-name="P1">the first publication of the notice under section 8.</text:p>
      <text:p text:style-name="P1">23.</text:p>
      <text:p text:style-name="P1">The approach we adopt on this issue is that post acquisition sales can still be used to</text:p>
      <text:p text:style-name="P1">assess the value of the land on the market “at the date of the first publication of the notice under</text:p>
      <text:p text:style-name="P1">section 8”.</text:p>
      <text:p text:style-name="P1">24.</text:p>
      <text:p text:style-name="P1">Section 19(3) which is the foundation section as to what date the value of the subject</text:p>
      <text:p text:style-name="P1">property should be assessed, does not exclude any comparison of sales in the open market by</text:p>
      <text:p text:style-name="P1">a willing seller either before or after the crucial date of compulsory acquisition. We are of the</text:p>
      <text:p text:style-name="P1">view that this can be interpreted to allow consideration of post acquisition sales to help reach</text:p>
      <text:p text:style-name="P1">“the amount which that interest if sold on the open market at the date at the date of acquisition ” 5</text:p>
      <text:p text:style-name="P1">25.</text:p>
      <text:p text:style-name="P1">After a consideration of the relevant sections of the Land Acquisition Act set out by</text:p>
      <text:p text:style-name="P1">learned counsel for the second respondent, we find no reason as to why the judgment of</text:p>
      <text:p text:style-name="P1">Melwood properties would not be persuasive simply because it was delivered prior to the</text:p>
      <text:p text:style-name="P1">coming into force of the Act.</text:p>
      <text:p text:style-name="P1">26.</text:p>
      <text:p text:style-name="P1">We now closely consider the judgments of Société Blue Diamond and Melwood</text:p>
      <text:p text:style-name="P1">referred to by both Counsel.</text:p>
      <text:p text:style-name="P1">Learned counsel for the Ministry submits that Société Blue</text:p>
      <text:p text:style-name="P1">Diamond is authority for the premise that no sales evidence which occurs after a compulsory</text:p>
      <text:p text:style-name="P1">acquisition can be considered.</text:p>
      <text:p text:style-name="P1">4</text:p>
      <text:p text:style-name="P1">5</text:p>
      <text:p text:style-name="P1">As provided under section 14(1) of the Land Acquisition Act</text:p>
      <text:p text:style-name="P1">The date of the first publication of the notice under section 8 of the Land Acquisition Act6</text:p>
      <text:p text:style-name="P1">27.</text:p>
      <text:p text:style-name="P1">Learned counsel for the appellant makes the distinction that the judgment of Société</text:p>
      <text:p text:style-name="P1">Blue Diamond was one which dealt with market value for the purposes of registration and not</text:p>
      <text:p text:style-name="P1">with market value for the purposes of compulsory acquisition.</text:p>
      <text:p text:style-name="P1">28.</text:p>
      <text:p text:style-name="P1">The judges in the case of Société Blue Diamond were fully alive to the difference</text:p>
      <text:p text:style-name="P1">between a valuation made for the purposes of compensation and for the purposes of levying</text:p>
      <text:p text:style-name="P1">registration duty. This is the reason why they made a distinction upon being referred to the</text:p>
      <text:p text:style-name="P1">judgment of the Judicial Committee of the Privy Council in Mon Trésor and Mon Desert Limited</text:p>
      <text:p text:style-name="P1">v Ministry of Housing and Lands (Mauritius) and Board of Assessment [2008] UKPC 31,</text:p>
      <text:p text:style-name="P1">more specifically the following extract which they reproduced in Société Blue Diamond:</text:p>
      <text:p text:style-name="P1">29.</text:p>
      <text:p text:style-name="P1">i. In assessing this value the best evidence is comparison with figures from</text:p>
      <text:p text:style-name="P1">other sales of comparable property.</text:p>
      <text:p text:style-name="P1">ii. The land acquired must be valued not merely by reference to the use to</text:p>
      <text:p text:style-name="P1">which it is being put at the time at which its value has to be determined,</text:p>
      <text:p text:style-name="P1">but also by reference to the uses to which it is reasonably capable of being</text:p>
      <text:p text:style-name="P1">put in the future: Gajapatiraju v The Revenue Divisional Officer, [1939]</text:p>
      <text:p text:style-name="P1">AC 302.</text:p>
      <text:p text:style-name="P1">The Honourable Judges Mungly-Gulbul (as she then was) and Bhaukaurally in Société</text:p>
      <text:p text:style-name="P1">Blue Diamond had this to say as to the difference:</text:p>
      <text:p text:style-name="P1">The case of Mon Desert Mon Tresor involved a compulsory acquisition of land</text:p>
      <text:p text:style-name="P1"><text:soft-page-break/>belonging to the appellant, by the government. The issue before the Privy Council</text:p>
      <text:p text:style-name="P1">was in relation to the most appropriate method of valuation for the purposes of</text:p>
      <text:p text:style-name="P1">compensation to the previous owners, viz. the direct method using comparables</text:p>
      <text:p text:style-name="P1">of land of similar nature and location and the residual method.</text:p>
      <text:p text:style-name="P1">The above highlighted extract from the judgment of the Privy Council must be</text:p>
      <text:p text:style-name="P1">viewed in its proper context. It is not authority for the proposition that sales</text:p>
      <text:p text:style-name="P1">postdating the subject sale are relevant in determining the market value of a</text:p>
      <text:p text:style-name="P1">property or that due account must be taken of uses to which it is reasonably</text:p>
      <text:p text:style-name="P1">capable of being put in the future. In fact if the use to which the property is</text:p>
      <text:p text:style-name="P1">reasonably capable of being put to in the future were to be taken into account, this</text:p>
      <text:p text:style-name="P1">might very well work to the detriment of the purchaser whose property might, in</text:p>
      <text:p text:style-name="P1">view of a potential for development, be assessed at a value higher than the actual</text:p>
      <text:p text:style-name="P1">market value at the time of sale. The market value of a property can only be the</text:p>
      <text:p text:style-name="P1">value which such property would fetch on the open market at the time of the sale.</text:p>
      <text:p text:style-name="P1">Whilst the potential for development of a property in the future is undoubtedly a</text:p>
      <text:p text:style-name="P1">relevant factor in determining the compensation payable with respect to a7</text:p>
      <text:p text:style-name="P1">compulsory acquisition, when assessing the market value of a property for</text:p>
      <text:p text:style-name="P1">registration purposes, it is the actual market value as at the time of the sale that is</text:p>
      <text:p text:style-name="P1">the material factor such that evidence of sales postdating the sale of the subject</text:p>
      <text:p text:style-name="P1">property, cannot be taken into consideration.</text:p>
      <text:p text:style-name="P1">The underlining is ours.</text:p>
      <text:p text:style-name="P1">30.</text:p>
      <text:p text:style-name="P1">We believe the following oft cited extract of Blue Diamond (and which was relied upon</text:p>
      <text:p text:style-name="P1">by the BOA whose award is on appeal before us) should be read with relevant caution and be</text:p>
      <text:p text:style-name="P1">limited to cases relating to Land Duties and Taxes Act as to the difference:</text:p>
      <text:p text:style-name="P1">It stands to reason that when assessing the value of a property, the material date</text:p>
      <text:p text:style-name="P1">would be the date of sale of the subject property 6 and the sale evidence used</text:p>
      <text:p text:style-name="P1">must be with respect to sales that have already taken place. Evidence of sales</text:p>
      <text:p text:style-name="P1">subsequent to the sale of the subject property cannot be taken into account for</text:p>
      <text:p text:style-name="P1">the simple reason that they had not yet taken place at the time of valuation.</text:p>
      <text:p text:style-name="P1">31.</text:p>
      <text:p text:style-name="P1">The judgment of Emtel Ltd v Assessment Review Committee and Anor [2010 SCJ</text:p>
      <text:p text:style-name="P1">113] which was cited in Blue Diamond is also a case stated concerning the value ascribed to a</text:p>
      <text:p text:style-name="P1">property upon its sale which is not agreed by the Registrar General. Sections 27A(1)(b) and</text:p>
      <text:p text:style-name="P1">28(6) of the Land Duties and Taxes Act apply as to how this value is assessed. There is a</text:p>
      <text:p text:style-name="P1">difference between an appeal from the decision of a Board of Assessment for compensation and</text:p>
      <text:p text:style-name="P1">a case stated concerning the valuation of a property actually sold for the purposes of levying a</text:p>
      <text:p text:style-name="P1">tax.</text:p>
      <text:p text:style-name="P1">32.</text:p>
      <text:p text:style-name="P1">Therefore, we agree with this specific submission of learned counsel for the appellant that</text:p>
      <text:p text:style-name="P1">the above extract does not strictly apply in the cases of valuation of compensation in the cases of</text:p>
      <text:p text:style-name="P1">compulsory acquisitions 7 .</text:p>
      <text:p text:style-name="P1">33.</text:p>
      <text:p text:style-name="P1">Even though it is the same government valuers who are involved in the valuation of</text:p>
      <text:p text:style-name="P1">property prices, a distinction has to be made between the valuation for the Registrar General to</text:p>
      <text:p text:style-name="P1">levy duty and for the valuation for the purposes of compensation following a compulsory</text:p>
      <text:p text:style-name="P1">acquisition. The Registrar General’s role under the Land Duties and Taxes Act (“LDTA”) is to</text:p>
      <text:p text:style-name="P1">oversee deeds witnessing an actual sale and a transfer of property with a stated value. This is</text:p>
      <text:p text:style-name="P1">opposed to the situation for a compulsory acquisition under the Act, where what has to be valued</text:p>
      <text:p text:style-name="P1">for the purposes of compensation, is the amount that “might be expected to realise on the open</text:p>
      <text:p text:style-name="P1">6</text:p>
      <text:p text:style-name="P1">7</text:p>
      <text:p text:style-name="P1"><text:soft-page-break/>Section 3 of the Land Duties and Taxes Act</text:p>
      <text:p text:style-name="P1">Paragraph 27 of this judgment8</text:p>
      <text:p text:style-name="P1">market” 8 and is an assessment. The purpose under the LDTA is for the Government to levy duty</text:p>
      <text:p text:style-name="P1">on transactions relating to the sale and purchases of property. This is on the value of the</text:p>
      <text:p text:style-name="P1">property at the time of registration. The same wording, “the value of the property at the time of</text:p>
      <text:p text:style-name="P1">registration” is also found in section 3(1)(a)(ii) of the Registration Duty Act whereby the duty and</text:p>
      <text:p text:style-name="P1">how it is levied, is set out. The amount of tax which is paid by way of duty is dependent on the</text:p>
      <text:p text:style-name="P1">value of the property as set out in the title deed. Section 27A of the LDTA provides for this to be</text:p>
      <text:p text:style-name="P1">levied on the open market value of the property. It is to be determined in accordance to section</text:p>
      <text:p text:style-name="P1">28 and by a decision of the Assessment Review Committee if relevant.</text:p>
      <text:p text:style-name="P1">34.</text:p>
      <text:p text:style-name="P1">An under-declaration of the value of the property would therefore be beneficial to ‘the</text:p>
      <text:p text:style-name="P1">payer of the duty in question and could lead to a lower amount being paid. It is to prevent this</text:p>
      <text:p text:style-name="P1">that section 28 provides for instances whereby if the Registrar General is dissatisfied with the</text:p>
      <text:p text:style-name="P1">value mentioned in any deed of transfer, for a written notice to be given (under the then</text:p>
      <text:p text:style-name="P1">applicable section prior to 2019). For the Registrar General to justify this, he has to base himself</text:p>
      <text:p text:style-name="P1">on actual sales which have taken place so as to be able to reject the sale price found in a deed</text:p>
      <text:p text:style-name="P1">under consideration. It is appropriate at this point to hark back to the remark in the case of</text:p>
      <text:p text:style-name="P1">Société Blue Diamond of the Honourable Judges that “In fact if the use to which the property is</text:p>
      <text:p text:style-name="P1">reasonably capable of being put to in the future were to be taken into account, this might very</text:p>
      <text:p text:style-name="P1">well work to the detriment of the purchaser whose property might, in view of the potential for</text:p>
      <text:p text:style-name="P1">development, be assessed at a value higher than the actual market value at the time of sale.”</text:p>
      <text:p text:style-name="P1">This clearly illustrates the difference between assessing the value of a property for the purposes</text:p>
      <text:p text:style-name="P1">of levying duty (under the LDTA) and for the purposes of evaluating compensation to a land</text:p>
      <text:p text:style-name="P1">owner who was not a willing seller of his property and has been subjected to a compulsory</text:p>
      <text:p text:style-name="P1">acquisition (under the Act). This is an important distinction.</text:p>
      <text:p text:style-name="P1">35.</text:p>
      <text:p text:style-name="P1">For the purposes of the LDTA, it is the actual open market value 9 of the property at the</text:p>
      <text:p text:style-name="P1">time of the registration 10 which is relevant. This is different from assessing the market value of a</text:p>
      <text:p text:style-name="P1">subject property compulsorily acquired under the Act where the valuation of the property is for</text:p>
      <text:p text:style-name="P1">the purposes of compensation - the value being that if the interest in the land is sold on the open</text:p>
      <text:p text:style-name="P1">market by a willing seller, the amount which might be expected to be realised</text:p>
      <text:p text:style-name="P1">acquisition.</text:p>
      <text:p text:style-name="P1">8</text:p>
      <text:p text:style-name="P1">Section 19(3) of the Land Acquisition Act</text:p>
      <text:p text:style-name="P1">Section 27A(a) of the Land Duties and Taxes Act</text:p>
      <text:p text:style-name="P1">10 Section 3 of the Land Duties and Taxes Act</text:p>
      <text:p text:style-name="P1">11 Section 19(3) Land Acquisition Act</text:p>
      <text:p text:style-name="P1">9</text:p>
      <text:p text:style-name="P1">11</text:p>
      <text:p text:style-name="P1">at the date of9</text:p>
      <text:p text:style-name="P1">36.</text:p>
      <text:p text:style-name="P1">We therefore find that the extract from Société Blue Diamond relied upon by the BOA 12</text:p>
      <text:p text:style-name="P1">does not apply to cases for compensation before a Board of Assessment under the Act.</text:p>
      <text:p text:style-name="P1">37.</text:p>
      <text:p text:style-name="P1">We now turn to the decision in Melwood with which we respectfully concur although, it</text:p>
      <text:p text:style-name="P1">needs to be dealt with caution as the legislation which applied is not similarly worded as our</text:p>
      <text:p text:style-name="P1">Land Acquisition Act. The Public Work Land Acquisition Act 1906 provides for a compensation</text:p>
      <text:p text:style-name="P1">estimation method. Notwithstanding this, we find that this judgment is persuasive on the issue of</text:p>
      <text:p text:style-name="P1">how to use post acquisition sales as evidence. In this context, we agree and adopt with the</text:p>
      <text:p text:style-name="P1">following extract found in the Privy Council judgment of Melwood:</text:p>
      <text:p text:style-name="P1">Now it is plain that in assessing values for the purpose of compensation for</text:p>
      <text:p text:style-name="P1"><text:soft-page-break/>resumption on compulsory acquisition a tribunal is not required to close its mind to</text:p>
      <text:p text:style-name="P1">transactions subsequent to the date of resumption: they may well be relevant or of</text:p>
      <text:p text:style-name="P1">assistance to a greater or lesser degree, ...</text:p>
      <text:p text:style-name="P1">38.</text:p>
      <text:p text:style-name="P1">It is worth mentioning that in the case of Melwood, the court did not find any justification</text:p>
      <text:p text:style-name="P1">in ignoring a sale in June 1966 of well over $31,000 per acre as compared to a sale which</text:p>
      <text:p text:style-name="P1">occurred nine months earlier at a price of about $1000 per acre (the relevant date of compulsory</text:p>
      <text:p text:style-name="P1">acquisition being 11 September 1965 in the case).</text:p>
      <text:p text:style-name="P1">39.</text:p>
      <text:p text:style-name="P1">It is also noteworthy that post acquisition sales evidence can be considered and exists as</text:p>
      <text:p text:style-name="P1">a valuation principle.</text:p>
      <text:p text:style-name="P1">This is illustrated and explained in the text book “Modern method of</text:p>
      <text:p text:style-name="P1">Valuation” (10 th edition) (Shapiro, Keith Davies and David Mackmin), at page 238:</text:p>
      <text:p text:style-name="P1">When valuations are made for certain purposes, e.g. for taxation or in connection</text:p>
      <text:p text:style-name="P1">with compulsory purchase for public or private undertakings, the valuation,</text:p>
      <text:p text:style-name="P1">although based on market value, may be regulated by statutory provisions as to</text:p>
      <text:p text:style-name="P1">the date at which the valuation is to be assumed to be made and as to the factors</text:p>
      <text:p text:style-name="P1">which may or may not be taken into account in making it. For these purposes, it is</text:p>
      <text:p text:style-name="P1">normally permissible to use post-dated evidence because the object of the</text:p>
      <text:p text:style-name="P1">exercise is to establish the correct value of the property at the relevant date and</text:p>
      <text:p text:style-name="P1">not what price a valuer might have placed upon a property in advance of that</text:p>
      <text:p text:style-name="P1">date. This concept of acceptable post-dated evidence has been accepted by the</text:p>
      <text:p text:style-name="P1">court and also in the privy council case of Melwood unit property Ltd V</text:p>
      <text:p text:style-name="P1">Commissioner of Main Roads. The same principle of utilising post-dated evidence</text:p>
      <text:p text:style-name="P1">has also been accepted in connection with rent reviews for the same reason.</text:p>
      <text:p text:style-name="P1">However, the further that the valuer moves away from the valuation date the more</text:p>
      <text:p text:style-name="P1">likely it is that the post-dated evidence will not be relevant because of changes in</text:p>
      <text:p text:style-name="P1">the market between the relevant dates.</text:p>
      <text:p text:style-name="P1">12</text:p>
      <text:p text:style-name="P1">Reproduce in paragraph 30 of this Judgment.10</text:p>
      <text:p text:style-name="P1">40.</text:p>
      <text:p text:style-name="P1">We find that in principle, a post-acquisition sales evidence may be relied upon to help</text:p>
      <text:p text:style-name="P1">reach the compensation. This will be based on assessing the open market value of an interest in</text:p>
      <text:p text:style-name="P1">land if sold by a willing seller 13 , subject to the following considerations which are not necessarily</text:p>
      <text:p text:style-name="P1">exhaustive:</text:p>
      <text:p text:style-name="P1">41.</text:p>
      <text:p text:style-name="P1">a) The sales should not be distant in time from the date of compulsory</text:p>
      <text:p text:style-name="P1">acquisition.</text:p>
      <text:p text:style-name="P1">b) Any changes in the market between the compulsory acquisition and post</text:p>
      <text:p text:style-name="P1">dated sales should be taken into account (in a volatile market only a short</text:p>
      <text:p text:style-name="P1">time need pass before the evidence becomes unreliable) 14</text:p>
      <text:p text:style-name="P1">c) The post-dated sales evidence has to be based on actual sales which</text:p>
      <text:p text:style-name="P1">occurred by a willing vendor to a buyer (and not subject to any revision or</text:p>
      <text:p text:style-name="P1">assessment before the ARC) and is not any agreement made in court,</text:p>
      <text:p text:style-name="P1">ARC or Registrar General.</text:p>
      <text:p text:style-name="P1">d) As no two immoveable are identical, the usual rules for direct comparison</text:p>
      <text:p text:style-name="P1">method would be used (location, physical state, purpose).</text:p>
      <text:p text:style-name="P1">Having reached the conclusion that a post acquisition sales can be a comparable we now</text:p>
      <text:p text:style-name="P1">turn to the second stage required under ground 4 and examine the post-compulsory acquisition</text:p>
      <text:p text:style-name="P1">sales relied upon by the appellant’s valuer. The sales evidence relied upon before the BOA by</text:p>
      <text:p text:style-name="P1">Mr Saddul, the valuer for the appellant, initially numbered 19 in all. However, for the purposes of</text:p>
      <text:p text:style-name="P1">ground 4, the details of what we find are the salient sales evidence which all concern agricultural</text:p>
      <text:p text:style-name="P1"><text:soft-page-break/>land, are:</text:p>
      <text:p text:style-name="P1">42.</text:p>
      <text:p text:style-name="P1">Date of sale Location land extent Price per arpent</text:p>
      <text:p text:style-name="P1">Distance from SN 15</text:p>
      <text:p text:style-name="P1">09.12.10 Petit Camp 11,353.87 Rs. 6,000,142.84 1.7 km North West</text:p>
      <text:p text:style-name="P1">15.02.11 Valentina 12,197.74 Rs. 5,017,537.27 1.8 km South West</text:p>
      <text:p text:style-name="P1">13.12.12 Petit Camp 4,029.00 Rs. 6,254,685.11 50 m North</text:p>
      <text:p text:style-name="P1">06.08.14 Petit Camp 24,282.79 Rs. 14,992,100.89</text:p>
      <text:p text:style-name="P1">800m North West</text:p>
      <text:p text:style-name="P1">Of interest in the above four examples, is the second one which occurred two weeks after</text:p>
      <text:p text:style-name="P1">th</text:p>
      <text:p text:style-name="P1">the 29 of January 2011, the pertinent date to be considered for the purposes of compensation</text:p>
      <text:p text:style-name="P1">in the present matter. We are of the view that this sale in particular merited a close analysis by</text:p>
      <text:p text:style-name="P1">the BOA.</text:p>
      <text:p text:style-name="P1">13</text:p>
      <text:p text:style-name="P1">14</text:p>
      <text:p text:style-name="P1">Section 19(3) of the Act</text:p>
      <text:p text:style-name="P1">Page 37 Shapiro11</text:p>
      <text:p text:style-name="P1">43.</text:p>
      <text:p text:style-name="P1">We find that in the present matter under consideration that clearly the last two evidence</text:p>
      <text:p text:style-name="P1">of sales provided by Mr Saddul, cannot be relied upon in reaching a value of the subject</text:p>
      <text:p text:style-name="P1">property.</text:p>
      <text:p text:style-name="P1">One is a sale after two years whereas the other is just over 31⁄2 years after the</text:p>
      <text:p text:style-name="P1">compulsory acquisition of SN 15. It can be inferred that 2 to 3 years down the line after the</text:p>
      <text:p text:style-name="P1">compulsory acquisition was published in the Government Gazette, that it became public</text:p>
      <text:p text:style-name="P1">knowledge that the TRV link road was in the pipeline, therefore causing speculation and pushing</text:p>
      <text:p text:style-name="P1">up prices of property in the immediate region.</text:p>
      <text:p text:style-name="P1">44.</text:p>
      <text:p text:style-name="P1">We find that the sale of 15 February 2011 can be taken as a valid sales evidence as it is</text:p>
      <text:p text:style-name="P1">barely two weeks after the date of compulsory acquisition.</text:p>
      <text:p text:style-name="P1">45.</text:p>
      <text:p text:style-name="P1">We therefore for the reasons stated earlier, find that ground 4 is well taken and succeeds</text:p>
      <text:p text:style-name="P1">on both stages.</text:p>
      <text:p text:style-name="P1">Grounds 5 and 7</text:p>
      <text:p text:style-name="P1">46.</text:p>
      <text:p text:style-name="P1">We find it appropriate to deal with these two grounds together as they both involve</text:p>
      <text:p text:style-name="P1">findings made by the BOA and which suffer from the same omission.</text:p>
      <text:p text:style-name="P1">47.</text:p>
      <text:p text:style-name="P1">Ground 5 questions the figure put forward by Mrs Khedun-Sewoogobind of Rs. 2.5</text:p>
      <text:p text:style-name="P1">million/Arpent which it is submitted, is contradicted by her own sales evidence which was in the</text:p>
      <text:p text:style-name="P1">region of Rs. 3.3 million/Arpent and which did not take into account “the time and upward</text:p>
      <text:p text:style-name="P1">adjustment factors.”</text:p>
      <text:p text:style-name="P1">48.</text:p>
      <text:p text:style-name="P1">Ground 7 addresses the finding of the BOA which decided on a figure of 40% as injurious</text:p>
      <text:p text:style-name="P1">affection but failed to give the reasons why it did so.</text:p>
      <text:p text:style-name="P1">49.</text:p>
      <text:p text:style-name="P1">With respect to ground 5, the award sets out the evidence of Mr Saddul and of Mrs</text:p>
      <text:p text:style-name="P1">Khedun-Sewoogobind regarding their respective valuation exercise. It then makes a finding</text:p>
      <text:p text:style-name="P1">which is in line with the conclusion of Mrs Khedun-Sewoogobind but does not explain why it does</text:p>
      <text:p text:style-name="P1">so. It simply makes a finding on the amount without any statement that it fully accepts the</text:p>
      <text:p text:style-name="P1">evidence of Mrs Khedun-Sewoogobind or agrees with it. The BOA does state that it does not</text:p>
      <text:p text:style-name="P1">rely on the sales evidence numbers 11, 12 and 13 and used by the appellant because these are</text:p>
      <text:p text:style-name="P1"><text:soft-page-break/>post-compulsory acquisition sales. We, therefore, have the reason why the BOA did not adopt</text:p>
      <text:p text:style-name="P1">the value put forward by Mr Saddul but not the counterbalance as to why it accepts that of Mrs</text:p>
      <text:p text:style-name="P1">Khedun-Sewoogobind. The award is lacking in the explanation as to this particular finding.12</text:p>
      <text:p text:style-name="P1">50. For this reason, ground 5 is well taken and succeeds.</text:p>
      <text:p text:style-name="P1">51. A similar criticism can be made with respect to the BOA’s finding of 40% for injurious</text:p>
      <text:p text:style-name="P1">affection.</text:p>
      <text:p text:style-name="P1">52.</text:p>
      <text:p text:style-name="P1">The BOA referred to the evidence of the two parties, the fact that Mrs Khedun-</text:p>
      <text:p text:style-name="P1">Sewoogobind had revised her assessment to 30% after taking into consideration the issue of</text:p>
      <text:p text:style-name="P1">accessibility to the land and to the figure of 50% put forward by Mr Saddul. Again, without giving</text:p>
      <text:p text:style-name="P1">any reason, the BOA only states: Bearing same in mind, we are of the view that an allowance of</text:p>
      <text:p text:style-name="P1">40% for injurious affection should be allowed in this case.</text:p>
      <text:p text:style-name="P1">53.</text:p>
      <text:p text:style-name="P1">We have to add that despite ground 7 of appeal correctly identifying that no reason as</text:p>
      <text:p text:style-name="P1">such has been provided by the BOA to conclude that 40% should be allowed, we have found</text:p>
      <text:p text:style-name="P1">after close examination of the evidence before the BOA, that there seems to be a dearth of</text:p>
      <text:p text:style-name="P1">“expert evidence” as to how the respective figures of 30% and 50% were reached by their</text:p>
      <text:p text:style-name="P1">respective parties. True it is that there is reference to another compulsory acquisition whereby</text:p>
      <text:p text:style-name="P1">the figure of 50% was reached as injurious affection. However, there is no technical explanation</text:p>
      <text:p text:style-name="P1">or expert evidence as to the exercise carried out to buttress both experts’ respective figures. We</text:p>
      <text:p text:style-name="P1">are therefore aware of the situation the BOA found itself in having to reach a conclusion based</text:p>
      <text:p text:style-name="P1">on evidence which was very thin on the ground. We are not prepared to find that the finding of</text:p>
      <text:p text:style-name="P1">the BOA on this particular issue was perverse and ground 7 does not succeed.</text:p>
      <text:p text:style-name="P1">Ground 6</text:p>
      <text:p text:style-name="P1">54.</text:p>
      <text:p text:style-name="P1">We understand this ground to mean that the BOA did not properly consider the evidence</text:p>
      <text:p text:style-name="P1">of Miss Koo regarding structural changes which occurred after the Illovo deal of 2001 as referred</text:p>
      <text:p text:style-name="P1">to in the judgment of Minister of Housing and Lands v Board of Assessment &amp; Ors [2006</text:p>
      <text:p text:style-name="P1">MR 101].</text:p>
      <text:p text:style-name="P1">55.</text:p>
      <text:p text:style-name="P1">We have perused the evidence of Miss Koo as well as her report. Very briefly, her</text:p>
      <text:p text:style-name="P1">evidence was that there is a development potential for the appellant’s land and she relied on the</text:p>
      <text:p text:style-name="P1">fact that it is in the middle of a strategic development area and undergoing fast changes. She</text:p>
      <text:p text:style-name="P1">referred to a number of developments such as the Cybercity, Trianon, Helvetia, SIT AUREA</text:p>
      <text:p text:style-name="P1">project amongst others.</text:p>
      <text:p text:style-name="P1">She emphasised that SN 15 is some four hundred metres from</text:p>
      <text:p text:style-name="P1">Highlands Rose and 200 metres from the residential morcellement of the Sugar Investment13</text:p>
      <text:p text:style-name="P1">Trust. She indicated that it would be a matter of time for the immense development potential of</text:p>
      <text:p text:style-name="P1">the subject property in the years to come.</text:p>
      <text:p text:style-name="P1">56.</text:p>
      <text:p text:style-name="P1">It is not disputed that the subject property is 200 m from the limit of permitted</text:p>
      <text:p text:style-name="P1">development of the region of Belle Terre.</text:p>
      <text:p text:style-name="P1">57.</text:p>
      <text:p text:style-name="P1">Here we find it appropriate to refer to the judgment of Les Pailles Ltd v Board of</text:p>
      <text:p text:style-name="P1">Assessment [2000 SCJ 39] which neatly summarises the legal principles that need to be</text:p>
      <text:p text:style-name="P1">applied as set out in the Minister of Housing v Board of Assessment &amp; Anor [1988 SCJ 8]:</text:p>
      <text:p text:style-name="P1">58.</text:p>
      <text:p text:style-name="P1">1. that the land had to be valued in terms of the prospects that it had or else</text:p>
      <text:p text:style-name="P1">as agricultural land, and there was no middle course;</text:p>
      <text:p text:style-name="P1">2. whether there was the certainty of a permit being granted; and</text:p>
      <text:p text:style-name="P1">3. what was the price which a willing seller might be expected to realise on</text:p>
      <text:p text:style-name="P1">the open market at the time of the compulsory acquisition, taking into</text:p>
      <text:p text:style-name="P1"><text:soft-page-break/>account the development potential which is not merely speculative but</text:p>
      <text:p text:style-name="P1">which is reasonably expected to be realised in the short term.</text:p>
      <text:p text:style-name="P1">We have however found that if we were to accept that the BOA had erred in its finding on</text:p>
      <text:p text:style-name="P1">this particular issue, that the evidence of Miss Koo was of such a general nature that even though</text:p>
      <text:p text:style-name="P1">she referred to the development potential which was a matter of time, that no estimate was given,</text:p>
      <text:p text:style-name="P1">such that condition 3 as set out above in any event is not met. This ground cannot therefore</text:p>
      <text:p text:style-name="P1">succeed.</text:p>
      <text:p text:style-name="P1">Ground 8</text:p>
      <text:p text:style-name="P1">59.</text:p>
      <text:p text:style-name="P1">The appellant takes issue with the fact that the award did not cover the full costs claimed</text:p>
      <text:p text:style-name="P1">which arose out of the compulsory acquisition. Whilst we fully agree with the submissions of</text:p>
      <text:p text:style-name="P1">Counsel for the Ministry that section 18(7) of the Act provides that it is within the discretion of the</text:p>
      <text:p text:style-name="P1">chairperson to make “such order as to costs as he thinks fit”, we find it fit to make the following</text:p>
      <text:p text:style-name="P1">observations. A Board of Assessment must bear in mind that a claimant/appellant finds himself</text:p>
      <text:p text:style-name="P1">the unwilling participant of a compulsory acquisition order and more often than not has to</text:p>
      <text:p text:style-name="P1">comply. The Act needs to comply with section 8 of the Constitution which provides for a person’s</text:p>
      <text:p text:style-name="P1">right to protection from deprivation of his property and more especially section 8(1)(c)(i) and (ii).</text:p>
      <text:p text:style-name="P1">The claimant is entitled to challenge the amount of any compensation offered by the State. The</text:p>
      <text:p text:style-name="P1">claimant as an ordinary citizen, will not have the same resources or access to expertise that the</text:p>
      <text:p text:style-name="P1">State has. The claimant will necessarily incur initial expenses which may be onerous in order to</text:p>
      <text:p text:style-name="P1">challenge the compensation and these expenses must be duly proven. Therefore, any claim for14</text:p>
      <text:p text:style-name="P1">professional costs should be examined with the seriousness it deserves. The chairperson of a</text:p>
      <text:p text:style-name="P1">Board of Assessment obviously has to be wary of inflated claims especially when it is compared</text:p>
      <text:p text:style-name="P1">to the final value ascribed to the land acquired. A sense of proportionality has to be maintained</text:p>
      <text:p text:style-name="P1">in any professional costs being claimed when compared to the ultimate value of compensation</text:p>
      <text:p text:style-name="P1">awarded by a Board of Assessment.</text:p>
      <text:p text:style-name="P1">60.</text:p>
      <text:p text:style-name="P1">Having found that grounds 4 and 5 of the appeal have succeeded, we accordingly quash</text:p>
      <text:p text:style-name="P1">the award of the BOA. Grounds 2, 3, 6, 7 and 8 having failed, are dismissed.</text:p>
      <text:p text:style-name="P1">61.</text:p>
      <text:p text:style-name="P1">After anxious consideration as to whether this court needs to specify a figure for</text:p>
      <text:p text:style-name="P1">compensation, we are of the view that it is the specialist Board which should be given the task of</text:p>
      <text:p text:style-name="P1">assessing the compensation anew. For this purpose, we find it appropriate to reproduce the</text:p>
      <text:p text:style-name="P1">sales evidence used as comparisons by the government valuer:</text:p>
      <text:p text:style-name="P1">Sales</text:p>
      <text:p text:style-name="P1">evidence</text:p>
      <text:p text:style-name="P1">1</text:p>
      <text:p text:style-name="P1">2</text:p>
      <text:p text:style-name="P1">3</text:p>
      <text:p text:style-name="P1">4</text:p>
      <text:p text:style-name="P1">5</text:p>
      <text:p text:style-name="P1">62.</text:p>
      <text:p text:style-name="P1">Date of Sale</text:p>
      <text:p text:style-name="P1">14.06.06</text:p>
      <text:p text:style-name="P1">23.12.08</text:p>
      <text:p text:style-name="P1">20.04.09</text:p>
      <text:p text:style-name="P1">26.03.10</text:p>
      <text:p text:style-name="P1">26.03.10</text:p>
      <text:p text:style-name="P1">Land extent</text:p>
      <text:p text:style-name="P1">M 2 Arp</text:p>
      <text:p text:style-name="P1">24,227.21</text:p>
      <text:p text:style-name="P1">4,220.76</text:p>
      <text:p text:style-name="P1"><text:soft-page-break/>8,863.62</text:p>
      <text:p text:style-name="P1">4,431.81</text:p>
      <text:p text:style-name="P1">4,431.81 5.74</text:p>
      <text:p text:style-name="P1">1.000</text:p>
      <text:p text:style-name="P1">2.10</text:p>
      <text:p text:style-name="P1">1.05</text:p>
      <text:p text:style-name="P1">1.05</text:p>
      <text:p text:style-name="P1">Price per arpent</text:p>
      <text:p text:style-name="P1">1,100,000</text:p>
      <text:p text:style-name="P1">2,200,000</text:p>
      <text:p text:style-name="P1">3,500,000</text:p>
      <text:p text:style-name="P1">3,238,095</text:p>
      <text:p text:style-name="P1">3,238,095</text:p>
      <text:p text:style-name="P1">The BOA should assess the compensation in the light of:</text:p>
      <text:p text:style-name="P1">i)</text:p>
      <text:p text:style-name="P1">our findings and observations that the sales evidence of 15 February 2011</text:p>
      <text:p text:style-name="P1">can be considered as a “comparable”,</text:p>
      <text:p text:style-name="P1">ii)</text:p>
      <text:p text:style-name="P1">the distance of 200 metres from Belle Terre Village permitted development</text:p>
      <text:p text:style-name="P1">from SN 15,</text:p>
      <text:p text:style-name="P1">iii)</text:p>
      <text:p text:style-name="P1">the different qualities of development found in respective sales evidence</text:p>
      <text:p text:style-name="P1">used,</text:p>
      <text:p text:style-name="P1">iv)</text:p>
      <text:p text:style-name="P1">the steep price increases between sales evidence 1, 2 and 3 over time</text:p>
      <text:p text:style-name="P1">and leading to the compulsory acquisition,</text:p>
      <text:p text:style-name="P1">v)</text:p>
      <text:p text:style-name="P1">close consideration of sales evidence 3, 4 and 5 provided by Mrs Khedun-</text:p>
      <text:p text:style-name="P1">Sewoogobind,</text:p>
      <text:p text:style-name="P1">vi)</text:p>
      <text:p text:style-name="P1">the costs incurred by the claimant to be re-assessed.15</text:p>
      <text:p text:style-name="P1">63.</text:p>
      <text:p text:style-name="P1">The present matter is remitted to the BOA which heard the claim which is the subject of</text:p>
      <text:p text:style-name="P1">this appeal. If all the original members of the BOA are unable to consider the evidence already</text:p>
      <text:p text:style-name="P1">adduced before it, we order that the matter be heard by another Board of Assessment and the</text:p>
      <text:p text:style-name="P1">hearing be limited to the issues found in grounds 4 and 5 of this appeal which have been</text:p>
      <text:p text:style-name="P1">allowed.</text:p>
      <text:p text:style-name="P1">64.</text:p>
      <text:p text:style-name="P1">With costs.</text:p>
      <text:p text:style-name="P1">R. Teelock</text:p>
      <text:p text:style-name="P1">Judge</text:p>
      <text:p text:style-name="P1">J. Moutou-Leckning</text:p>
      <text:p text:style-name="P1">Judge</text:p>
      <text:p text:style-name="P1">14 August 2023</text:p>
      <text:p text:style-name="P1">Judgment delivered by Hon R. Teelock, Judge16</text:p>
      <text:p text:style-name="P1">For Appellant: Mr M. Mardemootoo SA</text:p>
      <text:p text:style-name="P1">Mrs R. Saha, of Counsel</text:p>
      <text:p text:style-name="P1">For Respondent No. 2: Principal State Attorney</text:p>
      <text:p text:style-name="P1">Ms N. Pem, together with Ms K. Dwarka-Davay, State Counse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5T14:04:56.891061974</meta:creation-date>
    <dc:date>2023-08-15T14:19:34.678151131</dc:date>
    <meta:editing-duration>PT3M3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1" meta:paragraph-count="568" meta:word-count="5863" meta:character-count="32738" meta:non-whitespace-character-count="27443"/>
  </office:meta>
</office:document-meta>
</file>